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1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1">
      <style:text-properties fo:font-size="7pt"/>
    </style:style>
    <style:style style:name="ce15" style:family="table-cell" style:parent-style-name="Default" style:data-style-name="N11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4">
            <text:p>64</text:p>
          </table:table-cell>
          <table:table-cell table:formula="oooc:=[.K2]/[.K8]" office:value-type="percentage" office:value="0.435374149659864">
            <text:p>43,54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7];1)" office:value-type="float" office:value="14">
            <text:p>14</text:p>
          </table:table-cell>
          <table:table-cell table:formula="oooc:=[.K3]/[.K8]" office:value-type="percentage" office:value="0.0952380952380952">
            <text:p>9,5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7">
            <text:p>17</text:p>
          </table:table-cell>
          <table:table-cell table:style-name="ce15" table:formula="oooc:=[.K4]/[.K8]" office:value-type="percentage" office:value="0.115646258503401">
            <text:p>11,56%</text:p>
          </table:table-cell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51">
            <text:p>51</text:p>
          </table:table-cell>
          <table:table-cell table:style-name="ce15" table:formula="oooc:=[.K5]/[.K8]" office:value-type="percentage" office:value="0.346938775510204">
            <text:p>34,69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4">
            <text:p>54</text:p>
          </table:table-cell>
          <table:table-cell table:style-name="ce15" table:formula="oooc:=([.K7]/[.K8])" office:value-type="percentage" office:value="0.36734693877551">
            <text:p>36,73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mail</text:p>
          </table:table-cell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/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6];&quot;approval&quot;);0;IF(EXACT([.D86];&quot;draft&quot;);1;IF(EXACT([.D86];&quot;approval&quot;);2;IF(EXACT([.D8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4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mail-send</text:p>
          </table:table-cell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percentage-style style:name="N105">
      <number:number number:decimal-places="2" number:min-integer-digits="0"/>
      <number:text>%</number:text>
    </number:percentage-style>
    <number:percentage-style style:name="N106">
      <number:number number:decimal-places="0" number:min-integer-digits="0"/>
      <number:text>%</number:text>
    </number:percentage-style>
    <number:percentage-style style:name="N107">
      <number:number number:decimal-places="2" number:min-integer-digits="2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3">23/01/2007</text:date>, <text:time>15.16.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3T15:16:54</dc:date>
    <dc:language>it-IT</dc:language>
    <meta:editing-cycles>76</meta:editing-cycles>
    <meta:editing-duration>P2DT6H51M52S</meta:editing-duration>
    <meta:user-defined meta:name="Info 1"/>
    <meta:user-defined meta:name="Info 2"/>
    <meta:user-defined meta:name="Info 3"/>
    <meta:user-defined meta:name="Info 4"/>
    <meta:document-statistic meta:table-count="3" meta:cell-count="753"/>
  </office:meta>
</office:document-meta>
</file>